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loext:graphic-properties draw:fill="solid" draw:fill-color="#f8f9fa"/>
      <style:paragraph-properties fo:break-before="auto" fo:break-after="auto" fo:background-color="#f8f9fa"/>
    </style:style>
    <style:style style:name="P3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4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5" style:family="paragraph" style:parent-style-name="Standard" style:master-page-name="Standard">
      <style:paragraph-properties style:page-number="1" fo:break-before="auto" fo:break-after="auto"/>
    </style:style>
    <style:style style:name="P6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7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8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0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1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5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6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7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9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0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1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2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3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4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5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6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7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8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9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0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1" style:family="paragraph" style:parent-style-name="Standard" style:list-style-name="WWNum1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2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3" style:family="paragraph" style:parent-style-name="Standard" style:list-style-name="WWNum6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4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5" style:family="paragraph" style:parent-style-name="Standard" style:list-style-name="WWNum7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T1" style:family="text">
      <style:text-properties fo:color="#212529" loext:opacity="100%"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2" style:family="text">
      <style:text-properties fo:color="#ff0000" loext:opacity="100%"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Q1.1: What type of news article are you reviewing? (Check one): </text:span><text:span text:style-name="T2">*</text:span></text:p>
      <text:list xml:id="list391218511" text:style-name="WWNum1">
        <text:list-item>
          <text:p text:style-name="P6"><text:s/>Straight news, or 'hard news'</text:p>
        </text:list-item>
        <text:list-item>
          <text:p text:style-name="P6"><text:s/>Editorial/opinion</text:p>
        </text:list-item>
        <text:list-item>
          <text:p text:style-name="P6"><text:s/>Feature/investigation</text:p>
        </text:list-item>
        <text:list-item>
          <text:p text:style-name="P6"><text:s/>Satire</text:p>
        </text:list-item>
        <text:list-item>
          <text:p text:style-name="P7"><text:s/>Lifestyle content, obituary, 'listicle', or other 'soft news'</text:p>
        </text:list-item>
      </text:list>
      <text:p text:style-name="P1"><text:span text:style-name="T1">Q1.2: How accurately does the story’s headline describe the content of the story? </text:span><text:span text:style-name="T2">*</text:span></text:p>
      <text:list xml:id="list2142826134" text:style-name="WWNum12">
        <text:list-item>
          <text:p text:style-name="P8"><text:s/>Extremely inaccurately</text:p>
        </text:list-item>
        <text:list-item>
          <text:p text:style-name="P8"><text:s/>Somewhat inaccurately</text:p>
        </text:list-item>
        <text:list-item>
          <text:p text:style-name="P8"><text:s/>Somewhat accurately</text:p>
        </text:list-item>
        <text:list-item>
          <text:p text:style-name="P9"><text:s/>Extremely accurately</text:p>
        </text:list-item>
      </text:list>
      <text:p text:style-name="P1"><text:span text:style-name="T1">Please explain: </text:span><text:span text:style-name="T2">*</text:span><text:span text:style-name="T1"> </text:span></text:p>
      <text:p text:style-name="P3"/>
      <text:p text:style-name="P4">Q1.3: Does the story’s headline contain any of the following elements? Check all that apply.</text:p>
      <text:list xml:id="list1716267412" text:style-name="WWNum2">
        <text:list-item>
          <text:p text:style-name="P12"><text:s/>A proper noun</text:p>
        </text:list-item>
        <text:list-item>
          <text:p text:style-name="P12"><text:s/>A question</text:p>
        </text:list-item>
        <text:list-item>
          <text:p text:style-name="P12"><text:s/>A colon</text:p>
        </text:list-item>
        <text:list-item>
          <text:p text:style-name="P12"><text:s/>A quotation</text:p>
        </text:list-item>
        <text:list-item>
          <text:p text:style-name="P12"><text:s/>Words or phrases that are entirely capitalized (all caps)</text:p>
        </text:list-item>
        <text:list-item>
          <text:p text:style-name="P12"><text:s/>The pronoun 'this'</text:p>
        </text:list-item>
        <text:list-item>
          <text:p text:style-name="P12"><text:s/>Generalizing terms (ex: 'never', 'always')</text:p>
        </text:list-item>
        <text:list-item>
          <text:p text:style-name="P12"><text:s/>Explanation phrases, such as 'Here’s why...'</text:p>
        </text:list-item>
        <text:list-item>
          <text:p text:style-name="P13"><text:s/>Hyperbolic, emotional or sensationalized language</text:p>
        </text:list-item>
      </text:list>
      <text:p text:style-name="P4">Q1.3.1: If the headline contains a quotation, does that same quotation appear in the content of the story?</text:p>
      <text:list xml:id="list1028088804" text:style-name="WWNum3">
        <text:list-item>
          <text:p text:style-name="P14"><text:s/>No</text:p>
        </text:list-item>
        <text:list-item>
          <text:p text:style-name="P15"><text:s/>Yes</text:p>
        </text:list-item>
      </text:list>
      <text:p text:style-name="P2"><text:span text:style-name="T1">Q1.4: Does the article begin with a fact-based lead? </text:span><text:span text:style-name="T2">*</text:span></text:p>
      <text:list xml:id="list311947775" text:style-name="WWNum13">
        <text:list-item>
          <text:p text:style-name="P16"><text:s/>No</text:p>
        </text:list-item>
        <text:list-item>
          <text:p text:style-name="P17"><text:s/>Yes</text:p>
        </text:list-item>
      </text:list>
      <text:p text:style-name="P2"><text:span text:style-name="T1">Q1.5 Please rate the degree of bias in the article copy: </text:span><text:span text:style-name="T2">*</text:span></text:p>
      <text:list xml:id="list3284615660" text:style-name="WWNum4">
        <text:list-item>
          <text:p text:style-name="P18"><text:s/>Extremely biased</text:p>
        </text:list-item>
        <text:list-item>
          <text:p text:style-name="P18"><text:s/>Mostly biased</text:p>
        </text:list-item>
        <text:list-item>
          <text:p text:style-name="P18"><text:s/>Somewhat biased</text:p>
        </text:list-item>
        <text:list-item>
          <text:p text:style-name="P19"><text:s/>Entirely unbiased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4"><text:soft-page-break/></text:p>
      <text:p text:style-name="P2"><text:span text:style-name="T1">Q1.6 Does the article use sensationalised language: </text:span><text:span text:style-name="T2">*</text:span></text:p>
      <text:list xml:id="list759497952" text:style-name="WWNum10">
        <text:list-item>
          <text:p text:style-name="P20"><text:s/>Extremely sensationalised</text:p>
        </text:list-item>
        <text:list-item>
          <text:p text:style-name="P20"><text:s/>Somewhat sensationalised</text:p>
        </text:list-item>
        <text:list-item>
          <text:p text:style-name="P20"><text:s/>Mainly neutral</text:p>
        </text:list-item>
        <text:list-item>
          <text:p text:style-name="P21"><text:s/>Entirely neutral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2"><text:span text:style-name="T1">Q1.7: Does this story negatively target a specific group or individual? </text:span><text:span text:style-name="T2">*</text:span></text:p>
      <text:list xml:id="list424104280" text:style-name="WWNum11">
        <text:list-item>
          <text:p text:style-name="P22"><text:s/>No</text:p>
        </text:list-item>
        <text:list-item>
          <text:p text:style-name="P23"><text:s/>Yes</text:p>
        </text:list-item>
      </text:list>
      <text:p text:style-name="P3"/>
      <text:p text:style-name="P3"/>
      <text:p text:style-name="P3">XXX</text:p>
      <text:p text:style-name="P3"/>
      <text:p text:style-name="P3"/>
      <text:p text:style-name="P2"><text:span text:style-name="T1">Q2.8: How much information is provided in the article’s byline? </text:span><text:span text:style-name="T2">*</text:span></text:p>
      <text:list xml:id="list2074459545" text:style-name="WWNum8">
        <text:list-item>
          <text:p text:style-name="P24"><text:s/>There is no attribution to any individual, newswire, or specific team of the site</text:p>
        </text:list-item>
        <text:list-item>
          <text:p text:style-name="P24"><text:s/>There is partial information given for the author’s name</text:p>
        </text:list-item>
        <text:list-item>
          <text:p text:style-name="P25"><text:s/>There is a full name for the author/authors and/or the specific newswire service name</text:p>
        </text:list-item>
      </text:list>
      <text:p text:style-name="P2"><text:span text:style-name="T1">Q2.9.1: Can you determine the date of the event covered by the article? </text:span><text:span text:style-name="T2">*</text:span></text:p>
      <text:list xml:id="list3974771039" text:style-name="WWNum9">
        <text:list-item>
          <text:p text:style-name="P26"><text:s/>No</text:p>
        </text:list-item>
        <text:list-item>
          <text:p text:style-name="P27"><text:s/>Yes</text:p>
        </text:list-item>
      </text:list>
      <text:p text:style-name="P4">Q2.9.2: Please record the date of the news event or development covered by the story. (dd-mm-yyyy): </text:p>
      <text:p text:style-name="P2"><text:span text:style-name="T1">Q2.10: Is the story covering a news event or development that occurred within 30 days prior to the article’s publication date? </text:span><text:span text:style-name="T2">*</text:span></text:p>
      <text:list xml:id="list2597751128" text:style-name="WWNum5">
        <text:list-item>
          <text:p text:style-name="P28"><text:s/>No</text:p>
        </text:list-item>
        <text:list-item>
          <text:p text:style-name="P29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1: Has the same story been covered by at least one other reliable local media outlet? </text:span><text:span text:style-name="T2">*</text:span></text:p>
      <text:list xml:id="list1750723054" text:style-name="WWNum14">
        <text:list-item>
          <text:p text:style-name="P30"><text:s/>No</text:p>
        </text:list-item>
        <text:list-item>
          <text:p text:style-name="P31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2: How is the article presented on the domain? </text:span><text:span text:style-name="T2">*</text:span></text:p>
      <text:list xml:id="list3152726398" text:style-name="WWNum6">
        <text:list-item>
          <text:p text:style-name="P32"><text:soft-page-break/><text:s/>Straight news, or “hard news”</text:p>
        </text:list-item>
        <text:list-item>
          <text:p text:style-name="P32"><text:s/>Editorial/opinion</text:p>
        </text:list-item>
        <text:list-item>
          <text:p text:style-name="P32"><text:s/>Feature/investigation</text:p>
        </text:list-item>
        <text:list-item>
          <text:p text:style-name="P32"><text:s/>Lifestyle content, obituary, “listicle”, or other “soft news”</text:p>
        </text:list-item>
        <text:list-item>
          <text:p text:style-name="P32"><text:s/>Satire</text:p>
        </text:list-item>
        <text:list-item>
          <text:p text:style-name="P33"><text:s/>Other</text:p>
        </text:list-item>
      </text:list>
      <text:p text:style-name="P4">If 'Other', please specify how the article is represented on the domain: </text:p>
      <text:p text:style-name="P2"><text:span text:style-name="T1">Q2.13: How would you characterize the degree of sensationalism created by visual cues used in the article online, such as videos, images, quotes, bold text, etc.? </text:span><text:span text:style-name="T2">*</text:span></text:p>
      <text:list xml:id="list3569329166" text:style-name="WWNum7">
        <text:list-item>
          <text:p text:style-name="P34"><text:s/>Extremely sensationalised</text:p>
        </text:list-item>
        <text:list-item>
          <text:p text:style-name="P34"><text:s/>Somewhat sensationalised</text:p>
        </text:list-item>
        <text:list-item>
          <text:p text:style-name="P34"><text:s/>Mainly neutral</text:p>
        </text:list-item>
        <text:list-item>
          <text:p text:style-name="P35"><text:s/>Entirely neutral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5:18:24.378012793</dc:date>
    <meta:editing-duration>PT9M32S</meta:editing-duration>
    <meta:editing-cycles>1</meta:editing-cycles>
    <meta:document-statistic meta:table-count="0" meta:image-count="0" meta:object-count="0" meta:page-count="3" meta:paragraph-count="73" meta:word-count="474" meta:character-count="2801" meta:non-whitespace-character-count="2393"/>
  </office:meta>
</office:document-meta>
</file>